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518304652982031266"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2667808517031920601"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5984112671084374883"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8624834253064449691"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906536307255946913" text:style-name="L5">
        <text:list-item>
          <text:list>
            <text:list-header>
              <text:p text:style-name="P107">0.75 mile splits: 9:06, 9:24, 8:13</text:p>
              <text:p text:style-name="P10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1932410321397319151"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897715790882456033"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7124368355776191575"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9497868" text:continue-list="list897715790882456033"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051774635758126608" text:style-name="L9">
        <text:list-item>
          <text:list>
            <text:list-header>
              <text:p text:style-name="P108">3.17 mile runs - 10 Greendale Cemetery loops, Total vertical ascent: 220 ft</text:p>
            </text:list-header>
          </text:list>
        </text:list-item>
      </text:list>
      <text:p text:style-name="P16"/>
      <text:p text:style-name="P17"><text:soft-page-break/>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2T19:28:48.35</dc:date>
    <dc:creator>James Lombardi</dc:creator>
    <meta:editing-duration>P7DT2H56M14S</meta:editing-duration>
    <meta:editing-cycles>604</meta:editing-cycles>
    <meta:generator>OpenOffice/4.1.2$Win32 OpenOffice.org_project/412m3$Build-9782</meta:generator>
    <meta:document-statistic meta:table-count="0" meta:image-count="0" meta:object-count="0" meta:page-count="72" meta:paragraph-count="1998" meta:word-count="22326" meta:character-count="112613"/>
  </office:meta>
</office:document-meta>
</file>